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71743" officeooo:paragraph-rsid="00068b87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149817" officeooo:paragraph-rsid="00068b87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use-window-font-color="true" style:font-name="Arial" fo:font-size="14pt" fo:font-style="normal" fo:font-weight="bold" officeooo:rsid="00149817" officeooo:paragraph-rsid="00068b87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bold" officeooo:rsid="0024f462" officeooo:paragraph-rsid="00068b87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use-window-font-color="true" style:font-name="Arial" fo:font-size="14pt" fo:font-style="normal" fo:font-weight="normal" officeooo:rsid="00147468" officeooo:paragraph-rsid="00068b87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4f462" officeooo:paragraph-rsid="00068b8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271743" officeooo:paragraph-rsid="00068b8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Arial" fo:font-size="14pt" fo:font-style="normal" fo:font-weight="normal" officeooo:rsid="0032f424" officeooo:paragraph-rsid="00068b8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Arial" fo:font-size="14pt" fo:font-style="italic" fo:font-weight="normal" officeooo:rsid="0032f424" officeooo:paragraph-rsid="00068b87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66ff66" style:font-name="Arial" fo:font-size="16pt" fo:font-style="normal" fo:font-weight="bold" officeooo:rsid="0023a0a9" officeooo:paragraph-rsid="00068b87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normal" officeooo:rsid="00271743" officeooo:paragraph-rsid="00068b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ff" style:font-name="Arial" fo:font-size="14pt" fo:font-style="normal" fo:font-weight="normal" officeooo:rsid="0032f424" officeooo:paragraph-rsid="00068b8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33ff" style:text-outline="true" style:text-line-through-style="solid" style:text-line-through-type="single" style:font-name="Arial" fo:font-size="14pt" fo:font-style="italic" style:text-underline-style="solid" style:text-underline-width="auto" style:text-underline-color="font-color" fo:font-weight="bold" officeooo:rsid="00068b87" officeooo:paragraph-rsid="00068b87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1a3fe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4f462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3a0a9" style:font-size-asian="14pt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f462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4f462"/>
    </style:style>
    <style:style style:name="T13" style:family="text">
      <style:text-properties style:font-size-asian="14pt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er.py :<text:span text:style-name="T11"> </text:span><text:span text:style-name="T1">Civilization</text:span></text:p>
      <text:p text:style-name="P5"/>
      <text:p text:style-name="P3"><text:span text:style-name="T12">c</text:span>(<text:span text:style-name="T2">Team</text:span><text:span text:style-name="T1"> team</text:span>, <text:span text:style-name="T3">Event runFonction</text:span><text:span text:style-name="T13">) : </text:span><text:span text:style-name="T4">Civilization</text:span></text:p>
      <text:p text:style-name="P2"><text:span text:style-name="T10"><text:tab/></text:span><text:span text:style-name="T7">Créer une </text:span><text:span text:style-name="T8">civz</text:span></text:p>
      <text:p text:style-name="P6"/>
      <text:p text:style-name="P4"><text:span text:style-name="T1">Team</text:span><text:span text:style-name="T11"> team</text:span></text:p>
      <text:p text:style-name="P4"><text:span text:style-name="T1">Event</text:span><text:span text:style-name="T11"> run</text:span></text:p>
      <text:p text:style-name="P6"/>
      <text:p text:style-name="P4"><text:span text:style-name="T1">int</text:span><text:span text:style-name="T11"> waffle</text:span></text:p>
      <text:p text:style-name="P4"><text:span text:style-name="T1">int</text:span><text:span text:style-name="T11"> wood</text:span></text:p>
      <text:p text:style-name="P4"><text:span text:style-name="T1">int</text:span><text:span text:style-name="T11"> stone</text:span></text:p>
      <text:p text:style-name="P4"><text:span text:style-name="T1">int</text:span><text:span text:style-name="T11"> iron</text:span></text:p>
      <text:p text:style-name="P4"><text:span text:style-name="T1">int</text:span><text:span text:style-name="T11"> gold</text:span></text:p>
      <text:p text:style-name="P6"/>
      <text:p text:style-name="P4"><text:span text:style-name="T1">Entity</text:span><text:span text:style-name="T11"> [] entities</text:span></text:p>
      <text:p text:style-name="P4"><text:span text:style-name="T1">Struct</text:span><text:span text:style-name="T11"> [] structs</text:span></text:p>
      <text:p text:style-name="P6"/>
      <text:p text:style-name="P11">upgEntity</text:p>
      <text:p text:style-name="P11">upgStruct</text:p>
      <text:p text:style-name="P11">newEntity</text:p>
      <text:p text:style-name="P11">newStruct</text:p>
      <text:p text:style-name="P7"/>
      <text:p text:style-name="P8"><text:span text:style-name="T14">getTownHall() : </text:span><text:span text:style-name="T5">Struct</text:span></text:p>
      <text:p text:style-name="P9"/>
      <text:p text:style-name="P8"><text:span text:style-name="T14">getRandomEntity() : </text:span><text:span text:style-name="T5">Entity</text:span></text:p>
      <text:p text:style-name="P12"><text:span text:style-name="T14">getNearestEntity(</text:span><text:span text:style-name="T5">Coord position</text:span><text:span text:style-name="T14">) : </text:span><text:span text:style-name="T5">Entity</text:span></text:p>
      <text:p text:style-name="P9"/>
      <text:p text:style-name="P8"><text:span text:style-name="T14">getRandomStruct() : </text:span><text:span text:style-name="T5">Struct</text:span></text:p>
      <text:p text:style-name="P12"><text:span text:style-name="T14">getNearestEntity</text:span><text:span text:style-name="T6">(</text:span><text:span text:style-name="T5">Coord position</text:span><text:span text:style-name="T6">) : </text:span><text:span text:style-name="T5">Entity</text:span></text:p>
      <text:p text:style-name="P7"/>
      <text:p text:style-name="P1">run(<text:span text:style-name="T1">int turn</text:span>) : <text:span text:style-name="T1">rien</text:span></text:p>
      <text:p text:style-name="P1"><text:span text:style-name="T1"><text:tab/></text:span><text:span text:style-name="T7">Fonction appeler à chaque tours et pour chaques civz par la boucle de la fonction </text:span><text:span text:style-name="T9">main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3"><text:span text:style-name="T9">Au pire, regarde les exemples et fait pas chi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c1c1c" style:writing-mode="lr-tb" draw:fill="solid" draw:fill-color="#1c1c1c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8:57:26.491000000</meta:creation-date>
    <meta:generator>LibreOffice/5.0.4.2$Windows_x86 LibreOffice_project/2b9802c1994aa0b7dc6079e128979269cf95bc78</meta:generator>
    <dc:date>2016-02-27T18:59:52.019000000</dc:date>
    <meta:editing-duration>PT2M25S</meta:editing-duration>
    <meta:editing-cycles>1</meta:editing-cycles>
    <meta:document-statistic meta:table-count="0" meta:image-count="0" meta:object-count="0" meta:page-count="1" meta:paragraph-count="24" meta:word-count="82" meta:character-count="526" meta:non-whitespace-character-count="466"/>
  </office:meta>
</office:document-meta>
</file>